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Interference at Fresnel’s biprism with an He-Ne l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ab 5 </text:p>
          </table:table-cell>
          <table:table-cell table:number-columns-repeated="6"/>
        </table:table-row>
        <table:table-row table:style-name="ro1">
          <table:table-cell office:value-type="string">
            <text:p>Ashwin Kumar K </text:p>
          </table:table-cell>
          <table:table-cell table:number-columns-repeated="6"/>
        </table:table-row>
        <table:table-row table:style-name="ro1">
          <table:table-cell office:value-type="string">
            <text:p>Rahul Saxe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rial 1</text:p>
          </table:table-cell>
          <table:table-cell table:number-columns-repeated="2" office:value-type="string">
            <text:p>Trial 2</text:p>
          </table:table-cell>
          <table:table-cell office:value-type="string">
            <text:p>Trail 4</text:p>
          </table:table-cell>
          <table:table-cell office:value-type="string">
            <text:p>Trial 5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string">
            <text:p>d (in mm)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SUM([.B8:.F8])/5" office:value-type="float" office:value="1.1">
            <text:p>1.1</text:p>
          </table:table-cell>
        </table:table-row>
        <table:table-row table:style-name="ro1">
          <table:table-cell office:value-type="string">
            <text:p>L1 (in mm)</text:p>
          </table:table-cell>
          <table:table-cell table:style-name="ce1" office:value-type="float" office:value="1815">
            <text:p>1815</text:p>
          </table:table-cell>
          <table:table-cell table:style-name="ce1" table:number-columns-repeated="4"/>
          <table:table-cell table:style-name="ce1" office:value-type="string">
            <text:p>-</text:p>
          </table:table-cell>
        </table:table-row>
        <table:table-row table:style-name="ro1">
          <table:table-cell office:value-type="string">
            <text:p>B (in mm )</text:p>
          </table:table-cell>
          <table:table-cell office:value-type="float" office:value="7.6">
            <text:p>7.6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table:number-columns-repeated="2" office:value-type="float" office:value="7.6">
            <text:p>7.6</text:p>
          </table:table-cell>
          <table:table-cell table:formula="of:=SUM([.B10:.F10])/5" office:value-type="float" office:value="7.7">
            <text:p>7.7</text:p>
          </table:table-cell>
        </table:table-row>
        <table:table-row table:style-name="ro1">
          <table:table-cell office:value-type="string">
            <text:p>b( in mm )</text:p>
          </table:table-cell>
          <table:table-cell table:number-columns-repeated="6" office:value-type="float" office:value="1575">
            <text:p>1575</text:p>
          </table:table-cell>
        </table:table-row>
        <table:table-row table:style-name="ro1">
          <table:table-cell office:value-type="string">
            <text:p>g(in mm)</text:p>
          </table:table-cell>
          <table:table-cell office:value-type="float" office:value="240">
            <text:p>240</text:p>
          </table:table-cell>
          <table:table-cell table:number-columns-repeated="4"/>
          <table:table-cell office:value-type="string">
            <text:p>-</text:p>
          </table:table-cell>
        </table:table-row>
        <table:table-row table:style-name="ro1">
          <table:table-cell office:value-type="string">
            <text:p>f (of lense 2)</text:p>
          </table:table-cell>
          <table:table-cell office:value-type="string">
            <text:p>+200mm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1.5231">
            <text:p>1.523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Object</text:p>
          </table:table-cell>
          <table:table-cell office:value-type="string">
            <text:p>Position</text:p>
          </table:table-cell>
          <table:table-cell table:number-columns-repeated="5"/>
        </table:table-row>
        <table:table-row table:style-name="ro1">
          <table:table-cell office:value-type="string">
            <text:p>lasere stand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laser output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Lense 1</text:p>
          </table:table-cell>
          <table:table-cell office:value-type="float" office:value="17.5">
            <text:p>17.5</text:p>
          </table:table-cell>
          <table:table-cell table:number-columns-repeated="5"/>
        </table:table-row>
        <table:table-row table:style-name="ro1">
          <table:table-cell office:value-type="string">
            <text:p>prism</text:p>
          </table:table-cell>
          <table:table-cell office:value-type="float" office:value="31.5">
            <text:p>31.5</text:p>
          </table:table-cell>
          <table:table-cell table:number-columns-repeated="5"/>
        </table:table-row>
        <table:table-row table:style-name="ro1">
          <table:table-cell office:value-type="string">
            <text:p>Lense 2</text:p>
          </table:table-cell>
          <table:table-cell office:value-type="float" office:value="41.5">
            <text:p>41.5</text:p>
          </table:table-cell>
          <table:table-cell table:number-columns-repeated="5"/>
        </table:table-row>
        <table:table-row table:style-name="ro1">
          <table:table-cell office:value-type="string">
            <text:p>sheet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string">
            <text:p>Object</text:p>
          </table:table-cell>
          <table:table-cell office:value-type="string">
            <text:p>Position</text:p>
          </table:table-cell>
          <table:table-cell table:number-columns-repeated="5"/>
        </table:table-row>
        <table:table-row table:style-name="ro1">
          <table:table-cell office:value-type="string">
            <text:p>lasere stand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laser output</text:p>
          </table:table-cell>
          <table:table-cell office:value-type="float" office:value="12">
            <text:p>12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20/09/2018</text:date>, <text:time>15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tics lab</meta:initial-creator>
    <meta:creation-date>2018-09-20T14:18:18</meta:creation-date>
    <dc:date>2018-09-20T15:46:22</dc:date>
    <dc:creator>optics lab</dc:creator>
    <meta:editing-duration>PT1H27M33S</meta:editing-duration>
    <meta:editing-cycles>12</meta:editing-cycles>
    <meta:generator>LibreOffice/3.4$Unix LibreOffice_project/340m1$Build-302</meta:generator>
    <meta:document-statistic meta:table-count="3" meta:cell-count="61" meta:object-count="0"/>
  </office:meta>
</office:document-meta>
</file>